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fill-color="#ffffcc" draw:textarea-vertical-align="middle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 style:parent-style-name="standard">
      <style:graphic-properties draw:fill-color="#ffcc00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7cm" svg:x="2cm" svg:y="2cm">
          <text:p/>
        </draw:rect>
        <draw:rect draw:style-name="gr2" draw:text-style-name="P1" xml:id="id2" draw:id="id2" draw:layer="layout" svg:width="3.1cm" svg:height="5cm" svg:x="6cm" svg:y="3cm">
          <draw:glue-point draw:id="4" svg:x="5cm" svg:y="-3cm"/>
          <draw:glue-point draw:id="5" svg:x="5cm" svg:y="3cm"/>
          <draw:glue-point draw:id="6" svg:x="-5cm" svg:y="3cm"/>
          <draw:glue-point draw:id="7" svg:x="-5cm" svg:y="-3cm"/>
          <text:p text:style-name="P1">Nios II</text:p>
        </draw:rect>
        <draw:rect draw:style-name="gr3" draw:text-style-name="P1" xml:id="id4" draw:id="id4" draw:layer="layout" svg:width="3cm" svg:height="2cm" svg:x="10.2cm" svg:y="3cm">
          <text:p text:style-name="P1">Input</text:p>
          <text:p text:style-name="P1">mailbox</text:p>
        </draw:rect>
        <draw:rect draw:style-name="gr4" draw:text-style-name="P1" xml:id="id1" draw:id="id1" draw:layer="layout" svg:width="2cm" svg:height="2cm" svg:x="2.8cm" svg:y="6cm">
          <text:p text:style-name="P1">ROM</text:p>
        </draw:rect>
        <draw:rect draw:style-name="gr5" draw:text-style-name="P1" xml:id="id3" draw:id="id3" draw:layer="layout" svg:width="2cm" svg:height="2cm" svg:x="2.8cm" svg:y="3cm">
          <text:p text:style-name="P1">RAM</text:p>
        </draw:rect>
        <draw:rect draw:style-name="gr5" draw:text-style-name="P1" xml:id="id12" draw:id="id12" draw:layer="layout" svg:width="6.1cm" svg:height="16cm" svg:x="17.9cm" svg:y="2cm">
          <text:p text:style-name="P1">Shared memory</text:p>
        </draw:rect>
        <draw:rect draw:style-name="gr3" draw:text-style-name="P1" xml:id="id5" draw:id="id5" draw:layer="layout" svg:width="3cm" svg:height="2cm" svg:x="10.2cm" svg:y="6cm">
          <text:p text:style-name="P1">Output</text:p>
          <text:p text:style-name="P1">mailbox</text:p>
        </draw:rect>
        <draw:frame draw:style-name="gr6" draw:layer="layout" svg:width="5.785cm" svg:height="0.963cm" svg:x="1.8cm" svg:y="1cm">
          <draw:text-box>
            <text:p>Core 0 (main core)</text:p>
          </draw:text-box>
        </draw:frame>
        <draw:frame draw:style-name="gr7" draw:layer="layout" svg:width="9.5cm" svg:height="0.963cm" svg:x="1.9cm" svg:y="10.037cm">
          <draw:text-box>
            <text:p>Core 1 <text:s/>(secondary core)</text:p>
          </draw:text-box>
        </draw:frame>
        <draw:line draw:style-name="gr8" draw:text-style-name="P1" xml:id="id11" draw:id="id11" draw:layer="layout" svg:x1="16cm" svg:y1="2cm" svg:x2="16cm" svg:y2="19.5cm">
          <draw:glue-point draw:id="4" svg:x="0cm" svg:y="1.285cm"/>
          <draw:glue-point draw:id="5" svg:x="0cm" svg:y="3cm"/>
          <draw:glue-point draw:id="6" svg:x="0cm" svg:y="-0.428cm"/>
          <draw:glue-point draw:id="7" svg:x="0cm" svg:y="4.714cm"/>
          <text:p/>
        </draw:line>
        <draw:connector draw:style-name="gr9" draw:text-style-name="P1" draw:layer="layout" draw:type="line" svg:x1="4.8cm" svg:y1="7cm" svg:x2="6cm" svg:y2="7cm" draw:start-shape="id1" draw:start-glue-point="1" draw:end-shape="id2" draw:end-glue-point="6" svg:d="M4800 7000h1200">
          <text:p/>
        </draw:connector>
        <draw:connector draw:style-name="gr10" draw:text-style-name="P1" draw:layer="layout" draw:type="line" svg:x1="4.8cm" svg:y1="4cm" svg:x2="6cm" svg:y2="4cm" draw:start-shape="id3" draw:start-glue-point="1" draw:end-shape="id2" draw:end-glue-point="7" svg:d="M4800 4000h1200">
          <text:p/>
        </draw:connector>
        <draw:connector draw:style-name="gr9" draw:text-style-name="P1" draw:layer="layout" draw:type="line" svg:x1="10.2cm" svg:y1="4cm" svg:x2="9.1cm" svg:y2="4cm" draw:start-shape="id4" draw:start-glue-point="3" draw:end-shape="id2" draw:end-glue-point="4" svg:d="M10200 4000h-1100">
          <text:p/>
        </draw:connector>
        <draw:connector draw:style-name="gr9" draw:text-style-name="P1" draw:layer="layout" draw:type="line" svg:x1="9.1cm" svg:y1="7cm" svg:x2="10.2cm" svg:y2="7cm" draw:start-shape="id2" draw:start-glue-point="5" draw:end-shape="id5" draw:end-glue-point="3" svg:d="M9100 7000h1100">
          <text:p/>
        </draw:connector>
        <draw:rect draw:style-name="gr1" draw:text-style-name="P1" draw:layer="layout" svg:width="12cm" svg:height="7cm" svg:x="2cm" svg:y="11cm">
          <text:p/>
        </draw:rect>
        <draw:rect draw:style-name="gr2" draw:text-style-name="P1" xml:id="id7" draw:id="id7" draw:layer="layout" svg:width="3.1cm" svg:height="5cm" svg:x="6cm" svg:y="12cm">
          <draw:glue-point draw:id="4" svg:x="5cm" svg:y="-3cm"/>
          <draw:glue-point draw:id="5" svg:x="5cm" svg:y="3cm"/>
          <draw:glue-point draw:id="6" svg:x="-5cm" svg:y="3cm"/>
          <draw:glue-point draw:id="7" svg:x="-5cm" svg:y="-3cm"/>
          <text:p text:style-name="P1">Nios II</text:p>
        </draw:rect>
        <draw:rect draw:style-name="gr3" draw:text-style-name="P1" xml:id="id9" draw:id="id9" draw:layer="layout" svg:width="3cm" svg:height="2cm" svg:x="10.2cm" svg:y="12cm">
          <text:p text:style-name="P1">Input</text:p>
          <text:p text:style-name="P1">mailbox</text:p>
        </draw:rect>
        <draw:rect draw:style-name="gr4" draw:text-style-name="P1" xml:id="id6" draw:id="id6" draw:layer="layout" svg:width="2cm" svg:height="2cm" svg:x="2.8cm" svg:y="15cm">
          <text:p text:style-name="P1">ROM</text:p>
        </draw:rect>
        <draw:rect draw:style-name="gr5" draw:text-style-name="P1" xml:id="id8" draw:id="id8" draw:layer="layout" svg:width="2cm" svg:height="2cm" svg:x="2.8cm" svg:y="12cm">
          <text:p text:style-name="P1">RAM</text:p>
        </draw:rect>
        <draw:rect draw:style-name="gr3" draw:text-style-name="P1" xml:id="id10" draw:id="id10" draw:layer="layout" svg:width="3cm" svg:height="2cm" svg:x="10.2cm" svg:y="15cm">
          <text:p text:style-name="P1">Output</text:p>
          <text:p text:style-name="P1">mailbox</text:p>
        </draw:rect>
        <draw:connector draw:style-name="gr9" draw:text-style-name="P1" draw:layer="layout" draw:type="line" svg:x1="4.8cm" svg:y1="16cm" svg:x2="6cm" svg:y2="16cm" draw:start-shape="id6" draw:start-glue-point="1" draw:end-shape="id7" draw:end-glue-point="6" svg:d="M4800 16000h1200">
          <text:p/>
        </draw:connector>
        <draw:connector draw:style-name="gr10" draw:text-style-name="P1" draw:layer="layout" draw:type="line" svg:x1="4.8cm" svg:y1="13cm" svg:x2="6cm" svg:y2="13cm" draw:start-shape="id8" draw:start-glue-point="1" draw:end-shape="id7" draw:end-glue-point="7" svg:d="M4800 13000h1200">
          <text:p/>
        </draw:connector>
        <draw:connector draw:style-name="gr9" draw:text-style-name="P1" draw:layer="layout" draw:type="line" svg:x1="10.2cm" svg:y1="13cm" svg:x2="9.1cm" svg:y2="13cm" draw:start-shape="id9" draw:end-shape="id7" draw:end-glue-point="4" svg:d="M10200 13000h-1100">
          <text:p/>
        </draw:connector>
        <draw:connector draw:style-name="gr9" draw:text-style-name="P1" draw:layer="layout" draw:type="line" svg:x1="9.1cm" svg:y1="16cm" svg:x2="10.2cm" svg:y2="16cm" draw:start-shape="id7" draw:start-glue-point="5" draw:end-shape="id10" svg:d="M9100 16000h1100">
          <text:p/>
        </draw:connector>
        <draw:connector draw:style-name="gr10" draw:text-style-name="P1" draw:layer="layout" draw:type="line" svg:x1="16cm" svg:y1="10.001cm" svg:x2="17.9cm" svg:y2="10cm" draw:start-shape="id11" draw:start-glue-point="6" draw:end-shape="id12" draw:end-glue-point="3" svg:d="M16000 10001l1900-1">
          <text:p/>
        </draw:connector>
        <draw:connector draw:style-name="gr9" draw:text-style-name="P1" draw:layer="layout" draw:type="line" svg:x1="16cm" svg:y1="12.998cm" svg:x2="13.2cm" svg:y2="13cm" draw:start-shape="id11" draw:start-glue-point="4" draw:end-shape="id9" draw:end-glue-point="1" svg:d="M16000 12998l-2800 2">
          <text:p/>
        </draw:connector>
        <draw:connector draw:style-name="gr9" draw:text-style-name="P1" draw:layer="layout" draw:type="line" svg:x1="13.2cm" svg:y1="16cm" svg:x2="16cm" svg:y2="16cm" draw:start-shape="id10" draw:end-shape="id11" draw:end-glue-point="5" svg:d="M13200 16000h2800">
          <text:p/>
        </draw:connector>
        <draw:connector draw:style-name="gr10" draw:text-style-name="P1" draw:layer="layout" svg:x1="7.55cm" svg:y1="8cm" svg:x2="16cm" svg:y2="10.001cm" draw:start-shape="id2" draw:start-glue-point="2" draw:end-shape="id11" draw:end-glue-point="6" svg:d="M7550 8000v2001h8450">
          <text:p/>
        </draw:connector>
        <draw:connector draw:style-name="gr10" draw:text-style-name="P1" draw:layer="layout" svg:x1="7.55cm" svg:y1="17cm" svg:x2="16cm" svg:y2="18.999cm" draw:start-shape="id7" draw:start-glue-point="2" draw:end-shape="id11" draw:end-glue-point="7" svg:d="M7550 17000v1999h8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1cm" svg:stroke-color="#000000" draw:marker-start-width="0.215cm" draw:marker-start-center="false" draw:marker-end-width="0.215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2-10T19:59:19.50</meta:creation-date>
    <dc:date>2020-02-10T20:26:57.36</dc:date>
    <meta:editing-duration>PT27M37S</meta:editing-duration>
    <meta:editing-cycles>4</meta:editing-cycles>
    <meta:generator>OpenOffice/4.1.6$Win32 OpenOffice.org_project/416m1$Build-9790</meta:generator>
    <meta:document-statistic meta:object-count="29"/>
  </office:meta>
</office:document-meta>
</file>